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a9afb" officeooo:paragraph-rsid="000a9af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a9afb" officeooo:paragraph-rsid="000a9afb"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b6d11" officeooo:paragraph-rsid="000b6d11"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4pt" fo:font-weight="normal" officeooo:rsid="000a9afb" officeooo:paragraph-rsid="000a9af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a9afb" officeooo:paragraph-rsid="000a9af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b6d11" officeooo:paragraph-rsid="000b6d1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officeooo:rsid="000a9afb" officeooo:paragraph-rsid="000a9afb"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b6d11" officeooo:paragraph-rsid="000b6d11" style:font-size-asian="12.25pt" style:font-weight-asian="bold" style:font-size-complex="14pt" style:font-weight-complex="bold"/>
    </style:style>
    <style:style style:name="T1" style:family="text">
      <style:text-properties fo:font-size="14pt"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c7ce1"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herche_BD_X</text:p>
      <text:p text:style-name="P4"/>
      <text:p text:style-name="P2"><text:span text:style-name="T1">Format : </text:span><text:span text:style-name="T2">image docker, </text:span><text:span text:style-name="T3">programme python</text:span></text:p>
      <text:p text:style-name="P5"/>
      <text:p text:style-name="P7">Rôle</text:p>
      <text:p text:style-name="P6">Chaque base de donnée d’article scientifique possède leur propre api pour faire des recherches. Le ‘X’ correspond au nom de cette base de donnée. Son rôle est de récupérer les articles et les envoyer au module parent.</text:p>
      <text:p text:style-name="P6"/>
      <text:p text:style-name="P3"><text:span text:style-name="T1">Flux de sortie : </text:span><text:span text:style-name="T2">article scientifique vers le module parent</text:span></text:p>
      <text:p text:style-name="P3"><text:span text:style-name="T1">Flux d’entrée : </text:span><text:span text:style-name="T2">article scientifique depuis la base de donnée d’article scientifique</text:span></text:p>
      <text:p text:style-name="P6"/>
      <text:p text:style-name="P3"><text:span text:style-name="T1">Api :</text:span><text:span text:style-name="T2"><text:tab/>communication avec le module parent </text:span><text:span text:style-name="T1">api_Transfert</text:span></text:p>
      <text:p text:style-name="P6"/>
      <text:p text:style-name="P8">Option</text:p>
      <text:p text:style-name="P6">les mots clés pour la recherche.</text:p>
      <text:p text:style-name="P6">Coordonnée et mot de passe du module parent afin de communiquer ave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22:01:14.741001002</meta:creation-date>
    <dc:date>2022-03-13T20:46:24.189465875</dc:date>
    <meta:editing-duration>PT7M20S</meta:editing-duration>
    <meta:editing-cycles>3</meta:editing-cycles>
    <meta:generator>LibreOffice/6.4.7.2$Linux_X86_64 LibreOffice_project/40$Build-2</meta:generator>
    <meta:document-statistic meta:table-count="0" meta:image-count="0" meta:object-count="0" meta:page-count="1" meta:paragraph-count="10" meta:word-count="94" meta:character-count="578" meta:non-whitespace-character-count="494"/>
  </office:meta>
</office:document-meta>
</file>